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428118039021450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8441709722951645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249088257830783616"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84773579302653017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7029352508643439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301481359206534691"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2564831578850604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27303887460492673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351263" text:continue-list="list572564831578850604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69263095049839025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4532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5445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358835"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348189"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5768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9076404447398044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5456261916297595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54420488483985068"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59635"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7290118447576915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7063373795174905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71343641734856673" text:style-name="L15">
        <text:list-item>
          <text:list>
            <text:list-header>
              <text:p text:style-name="P172">1.5 miles averaging about 9:40/mile and rest 1 min</text:p>
            </text:list-header>
          </text:list>
        </text:list-item>
      </text:list>
      <text:p text:style-name="P23">1 mile in 8:26 and rest 2 min</text:p>
      <text:list xml:id="list529522572043686434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467743864238359699"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57326"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97205718061296964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7124683471204976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4281531760843968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349511" text:continue-list="list1471246834712049760" text:style-name="L19">
        <text:list-item>
          <text:list>
            <text:list-header>
              <text:p text:style-name="P176">(Pace*HR)=1240</text:p>
            </text:list-header>
          </text:list>
        </text:list-item>
      </text:list>
      <text:list xml:id="list37349830" text:continue-list="list5972057180612969641" text:style-name="L18">
        <text:list-item>
          <text:list>
            <text:list-header>
              <text:p text:style-name="P175">2 miles at 10:46/mile Ave HR= 121 bpm and rest a few minutes</text:p>
            </text:list-header>
          </text:list>
        </text:list-item>
      </text:list>
      <text:list xml:id="list37342150" text:continue-list="list3734951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33516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9576596595346993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3675869848641646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002321912377510643"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77017193416077521"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8341346364294053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3177270553826152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351041"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5858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2593402402783693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41566527485787195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625255783807124484"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13903336281390717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80580506948760763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10"><text:span text:style-name="T2"/></text:p>
      <text:p text:style-name="P10"><text:span text:style-name="T2"/></text:p>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23"><text:span text:style-name="T1"/></text:p>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73073719602655592"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ext:span text:style-name="T1"/></text:p>
      <text:p text:style-name="P23"><text:span text:style-name="T1">Other good runs: </text:span></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3T17:10:10.38</dc:date>
    <dc:creator>James Lombardi</dc:creator>
    <meta:editing-duration>P21DT47M23S</meta:editing-duration>
    <meta:editing-cycles>1692</meta:editing-cycles>
    <meta:generator>OpenOffice/4.1.2$Win32 OpenOffice.org_project/412m3$Build-9782</meta:generator>
    <meta:document-statistic meta:table-count="0" meta:image-count="9" meta:object-count="0" meta:page-count="173" meta:paragraph-count="4973" meta:word-count="54071" meta:character-count="277078"/>
  </office:meta>
</office:document-meta>
</file>